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65in"/>
    </style:style>
    <style:style style:name="TableColumn4" style:family="table-column">
      <style:table-column-properties style:column-width="4.7243in"/>
    </style:style>
    <style:style style:name="Table2" style:family="table">
      <style:table-properties style:width="6.374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olumn46" style:family="table-column">
      <style:table-column-properties style:column-width="1.65in"/>
    </style:style>
    <style:style style:name="TableColumn47" style:family="table-column">
      <style:table-column-properties style:column-width="4.725in"/>
    </style:style>
    <style:style style:name="Table45" style:family="table">
      <style:table-properties style:width="6.375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olumn82" style:family="table-column">
      <style:table-column-properties style:column-width="1.65in"/>
    </style:style>
    <style:style style:name="TableColumn83" style:family="table-column">
      <style:table-column-properties style:column-width="4.7243in"/>
    </style:style>
    <style:style style:name="Table81" style:family="table">
      <style:table-properties style:width="6.3743in" fo:margin-left="0in" table:align="lef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Diagramme n°1:<text:s/>Général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m de Use Case</text:p>
          </table:table-cell>
          <table:table-cell table:style-name="TableCell8">
            <text:p text:style-name="P9">Système de connexion au site</text:p>
          </table:table-cell>
        </table:table-row>
        <table:table-row table:style-name="TableRow10">
          <table:table-cell table:style-name="TableCell11">
            <text:p text:style-name="P12">Acteurs<text:s/>principaux</text:p>
          </table:table-cell>
          <table:table-cell table:style-name="TableCell13">
            <text:p text:style-name="P14">Etudiant et professeur</text:p>
          </table:table-cell>
        </table:table-row>
        <table:table-row table:style-name="TableRow15">
          <table:table-cell table:style-name="TableCell16">
            <text:p text:style-name="P17">Condition d’entrée</text:p>
          </table:table-cell>
          <table:table-cell table:style-name="TableCell18">
            <text:p text:style-name="P19">Se rendre sur le site internet</text:p>
          </table:table-cell>
        </table:table-row>
        <table:table-row table:style-name="TableRow20">
          <table:table-cell table:style-name="TableCell21">
            <text:p text:style-name="P22">Flot d’événements</text:p>
          </table:table-cell>
          <table:table-cell table:style-name="TableCell23">
            <text:p text:style-name="P24">-Se rendre sur la page web du site internet</text:p>
            <text:p text:style-name="P25">-Cliquer sur « se connecter »<text:s/></text:p>
            <text:p text:style-name="P26">ou<text:s/></text:p>
            <text:p text:style-name="P27"/>
            <text:p text:style-name="P28">-Cliquer sur « s’inscrire en tant que nouvel utilisateur»<text:s/></text:p>
          </table:table-cell>
        </table:table-row>
        <table:table-row table:style-name="TableRow29">
          <table:table-cell table:style-name="TableCell30">
            <text:p text:style-name="P31">Condition de sortie</text:p>
          </table:table-cell>
          <table:table-cell table:style-name="TableCell32">
            <text:p text:style-name="P33">Se connecter :</text:p>
            <text:p text:style-name="P34">Le chargement de la page de notre compte s’effectue avec succès</text:p>
            <text:p text:style-name="P35"/>
            <text:p text:style-name="P36">ou</text:p>
            <text:p text:style-name="P37"/>
            <text:p text:style-name="P38">S’inscrire en tant que nouvel utilisateur :</text:p>
            <text:p text:style-name="P39">Un message nous informe que notre compte a été créé avec succès et que nous devons valider notre adresse de messagerie</text:p>
          </table:table-cell>
        </table:table-row>
        <table:table-row table:style-name="TableRow40">
          <table:table-cell table:style-name="TableCell41">
            <text:p text:style-name="P42">Contraintes</text:p>
          </table:table-cell>
          <table:table-cell table:style-name="TableCell43">
            <text:p text:style-name="P44"/>
          </table:table-cell>
        </table:table-row>
      </table:table>
      <text:p text:style-name="Normal"/>
      <text:p text:style-name="Normal">Diagramme n°2 :<text:s/>Etudiant</text:p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Nom de Use Case</text:p>
          </table:table-cell>
          <table:table-cell table:style-name="TableCell51">
            <text:p text:style-name="P52">Système d’évaluation des connaissances</text:p>
          </table:table-cell>
        </table:table-row>
        <table:table-row table:style-name="TableRow53">
          <table:table-cell table:style-name="TableCell54">
            <text:p text:style-name="P55">Acteurs<text:s/>principaux</text:p>
          </table:table-cell>
          <table:table-cell table:style-name="TableCell56">
            <text:p text:style-name="P57">Etudiant</text:p>
          </table:table-cell>
        </table:table-row>
        <table:table-row table:style-name="TableRow58">
          <table:table-cell table:style-name="TableCell59">
            <text:p text:style-name="P60">Condition d’entrée</text:p>
          </table:table-cell>
          <table:table-cell table:style-name="TableCell61">
            <text:p text:style-name="P62">Etre inscrit à un cours et avoir suivie 100% du cours</text:p>
          </table:table-cell>
        </table:table-row>
        <table:table-row table:style-name="TableRow63">
          <table:table-cell table:style-name="TableCell64">
            <text:p text:style-name="P65">Flot d’événements</text:p>
          </table:table-cell>
          <table:table-cell table:style-name="TableCell66">
            <text:p text:style-name="P67">-Se rendre sur le cours auquel on est inscrit</text:p>
            <text:p text:style-name="P68">-Suivre la totalité du cours</text:p>
            <text:p text:style-name="P69">-Cocher ou remplir les champs de l’exercice<text:s/></text:p>
            <text:p text:style-name="P70">-Soumettre l’exercice</text:p>
          </table:table-cell>
        </table:table-row>
        <table:table-row table:style-name="TableRow71">
          <table:table-cell table:style-name="TableCell72">
            <text:p text:style-name="P73">Condition de sortie</text:p>
          </table:table-cell>
          <table:table-cell table:style-name="TableCell74">
            <text:p text:style-name="P75">L’étudiant reçoit un message qui lui confirme la prise en compte de son exercice</text:p>
          </table:table-cell>
        </table:table-row>
        <table:table-row table:style-name="TableRow76">
          <table:table-cell table:style-name="TableCell77">
            <text:p text:style-name="P78">Contraintes</text:p>
          </table:table-cell>
          <table:table-cell table:style-name="TableCell79">
            <text:p text:style-name="P80">Vérifier que l’étudiant ait bien lu tout<text:s/>le cours</text:p>
          </table:table-cell>
        </table:table-row>
      </table:table>
      <text:p text:style-name="Normal"/>
      <text:p text:style-name="Normal">Diagramme n°3 : Professeur</text:p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Nom de Use Case</text:p>
          </table:table-cell>
          <table:table-cell table:style-name="TableCell87">
            <text:p text:style-name="P88">Système de gestion d’exercice en ligne</text:p>
          </table:table-cell>
        </table:table-row>
        <table:table-row table:style-name="TableRow89">
          <table:table-cell table:style-name="TableCell90">
            <text:p text:style-name="P91">Acteurs principaux</text:p>
          </table:table-cell>
          <table:table-cell table:style-name="TableCell92">
            <text:p text:style-name="P93">Professeur</text:p>
          </table:table-cell>
        </table:table-row>
        <table:table-row table:style-name="TableRow94">
          <table:table-cell table:style-name="TableCell95">
            <text:p text:style-name="P96">Condition d’entrée</text:p>
          </table:table-cell>
          <table:table-cell table:style-name="TableCell97">
            <text:p text:style-name="P98">Cliquer sur le bouton « ajouter<text:s/>un exercice »</text:p>
          </table:table-cell>
        </table:table-row>
        <table:table-row table:style-name="TableRow99">
          <table:table-cell table:style-name="TableCell100">
            <text:p text:style-name="P101">Flot d’événements</text:p>
          </table:table-cell>
          <table:table-cell table:style-name="TableCell102">
            <text:p text:style-name="P103">-Se rendre sur la page de gestion des exercices</text:p>
            <text:p text:style-name="P104">-Cliquer sur un bouton permettant d’ajouter un exercice</text:p>
            <text:p text:style-name="P105">-Rédiger dans un champ texte ou importer un fichier XML</text:p>
            <text:p text:style-name="P106">-Publier l’exercice</text:p>
          </table:table-cell>
        </table:table-row>
        <table:table-row table:style-name="TableRow107">
          <table:table-cell table:style-name="TableCell108">
            <text:p text:style-name="P109">Condition de sortie</text:p>
          </table:table-cell>
          <table:table-cell table:style-name="TableCell110">
            <text:p text:style-name="P111">Le professeur reçoit un message qui lui confirme la mise en ligne de l’exercice</text:p>
          </table:table-cell>
        </table:table-row>
        <table:table-row table:style-name="TableRow112">
          <table:table-cell table:style-name="TableCell113">
            <text:p text:style-name="P114">Contraintes</text:p>
          </table:table-cell>
          <table:table-cell table:style-name="TableCell115">
            <text:p text:style-name="P116">Un cours doit exister pour lui associer un exercic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thony</meta:initial-creator>
    <dc:creator>Anthony</dc:creator>
    <meta:creation-date>2014-02-25T22:26:00Z</meta:creation-date>
    <dc:date>2014-02-25T22:26:00Z</dc:date>
    <meta:template xlink:href="Normal" xlink:type="simple"/>
    <meta:editing-cycles>2</meta:editing-cycles>
    <meta:editing-duration>PT0S</meta:editing-duration>
    <meta:document-statistic meta:page-count="1" meta:paragraph-count="3" meta:word-count="255" meta:character-count="1658" meta:row-count="11" meta:non-whitespace-character-count="1406"/>
  </office:meta>
</office:document-meta>
</file>